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ivaninsdnafkjnsf <text:s/>cbjkdcvk</text:p>
      <text:p text:style-name="Standard">Shdfkjsdhgkcsjf</text:p>
      <text:p text:style-name="Standard">xdFSszd</text:p>
      <text:p text:style-name="Standard">*************************</text:p>
      <text:p text:style-name="Standard">added 19/9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vani</meta:initial-creator>
    <meta:editing-cycles>3</meta:editing-cycles>
    <meta:creation-date>2019-06-19T13:04:00</meta:creation-date>
    <dc:date>2019-08-19T11:29:32.18</dc:date>
    <meta:editing-duration>PT2S</meta:editing-duration>
    <meta:generator>OpenOffice/4.1.6$Win32 OpenOffice.org_project/416m1$Build-9790</meta:generator>
    <meta:document-statistic meta:table-count="0" meta:image-count="0" meta:object-count="0" meta:page-count="1" meta:paragraph-count="5" meta:word-count="7" meta:character-count="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